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3035in" style:rel-column-width="437*"/>
    </style:style>
    <style:style style:name="Table1.D" style:family="table-column">
      <style:table-column-properties style:column-width="0.3049in" style:rel-column-width="439*"/>
    </style:style>
    <style:style style:name="Table1.H" style:family="table-column">
      <style:table-column-properties style:column-width="0.3042in" style:rel-column-width="438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201in" fo:border="0.05pt solid #000000" style:writing-mode="page"/>
    </style:style>
    <style:style style:name="Table1.2" style:family="table-row">
      <style:table-row-properties style:min-row-height="0.1632in"/>
    </style:style>
    <style:style style:name="Table1.A2" style:family="table-cell">
      <style:table-cell-properties fo:padding="0in" fo:border="none" style:writing-mode="page"/>
    </style:style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Standard" style:master-page-name="Landscape">
      <style:paragraph-properties style:page-number="auto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d14c7" officeooo:paragraph-rsid="000d14c7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e32ff" officeooo:paragraph-rsid="000e32ff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158466" loext:opacity="100%" officeooo:rsid="000d14c7" officeooo:paragraph-rsid="000d14c7"/>
    </style:style>
    <style:style style:name="P6" style:family="paragraph" style:parent-style-name="Table_20_Contents">
      <style:paragraph-properties fo:text-align="center" style:justify-single-word="false"/>
      <style:text-properties officeooo:rsid="000e32ff" officeooo:paragraph-rsid="000e32ff"/>
    </style:style>
    <style:style style:name="P7" style:family="paragraph" style:parent-style-name="Table_20_Contents">
      <style:paragraph-properties fo:text-align="center" style:justify-single-word="false"/>
      <style:text-properties fo:color="#ff0000" loext:opacity="100%" officeooo:rsid="000e32ff" officeooo:paragraph-rsid="000e32ff"/>
    </style:style>
    <style:style style:name="P8" style:family="paragraph" style:parent-style-name="Table_20_Contents">
      <style:paragraph-properties fo:text-align="center" style:justify-single-word="false"/>
      <style:text-properties fo:color="#2a6099" loext:opacity="100%" officeooo:rsid="000e32ff" officeooo:paragraph-rsid="000e32ff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officeooo:rsid="000e32ff" officeooo:paragraph-rsid="000e32ff"/>
    </style:style>
    <style:style style:name="T1" style:family="text">
      <style:text-properties fo:color="#2a6099" loext:opacity="100%"/>
    </style:style>
    <style:style style:name="T2" style:family="text">
      <style:text-properties fo:color="#158466" loext:opacity="100%"/>
    </style:style>
    <style:style style:name="T3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Standard"/>
      <text:p text:style-name="P1">[<text:span text:style-name="T2">[4,10,15,24,26]</text:span>,<text:span text:style-name="T3">[0,9,12,20]</text:span>,<text:span text:style-name="T1">[5,18,22,30]</text:span>]</text:p>
      <text:p text:style-name="Standard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H" table:number-columns-repeated="2"/>
        <table:table-column table:style-name="Table1.A"/>
        <table:table-column table:style-name="Table1.D"/>
        <table:table-column table:style-name="Table1.A"/>
        <table:table-column table:style-name="Table1.H" table:number-columns-repeated="4"/>
        <table:table-column table:style-name="Table1.A"/>
        <table:table-column table:style-name="Table1.H" table:number-columns-repeated="5"/>
        <table:table-column table:style-name="Table1.A"/>
        <table:table-column table:style-name="Table1.H" table:number-columns-repeated="4"/>
        <table:table-column table:style-name="Table1.A"/>
        <table:table-column table:style-name="Table1.D"/>
        <table:table-column table:style-name="Table1.A"/>
        <table:table-column table:style-name="Table1.D"/>
        <table:table-row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0</text:p>
          </table:table-cell>
          <table:table-cell table:style-name="Table1.e1" office:value-type="string">
            <text:p text:style-name="P8">3</text:p>
          </table:table-cell>
        </table:table-row>
        <table:table-row table:style-name="Table1.2"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11</text:p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3">17</text:p>
          </table:table-cell>
          <table:table-cell table:style-name="Table1.A2" office:value-type="string">
            <text:p text:style-name="P3">18</text:p>
          </table:table-cell>
          <table:table-cell table:style-name="Table1.A2" office:value-type="string">
            <text:p text:style-name="P3">19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P3">22</text:p>
          </table:table-cell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P3">24</text:p>
          </table:table-cell>
          <table:table-cell table:style-name="Table1.A2" office:value-type="string">
            <text:p text:style-name="P3">25</text:p>
          </table:table-cell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3">28</text:p>
          </table:table-cell>
          <table:table-cell table:style-name="Table1.A2" office:value-type="string">
            <text:p text:style-name="P3">29</text:p>
          </table:table-cell>
          <table:table-cell table:style-name="Table1.A2" office:value-type="string">
            <text:p text:style-name="P3">3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13:19.707324893</meta:creation-date>
    <dc:date>2024-10-13T11:31:15.240381476</dc:date>
    <meta:editing-duration>PT57M22S</meta:editing-duration>
    <meta:editing-cycles>1</meta:editing-cycles>
    <meta:document-statistic meta:table-count="1" meta:image-count="0" meta:object-count="0" meta:page-count="2" meta:paragraph-count="63" meta:word-count="63" meta:character-count="125" meta:non-whitespace-character-count="125"/>
    <meta:generator>LibreOffice/24.2.6.2$Linux_X86_64 LibreOffice_project/420$Build-2</meta:generator>
  </office:meta>
</office:document-meta>
</file>